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7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0pt"/>
    </style:style>
    <style:style style:name="co4" style:family="table-column">
      <style:table-column-properties fo:break-before="auto" style:column-width="839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'Mirai_Botnet_Malware'}</text:p>
          </table:table-cell>
          <table:table-cell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loa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ser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cli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KAAL_BHAIR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mett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{'MD5_Constants', 'n3ed', 'SHA256_Constants', 'RIPEMD160_Constants', 'SHA1_Constants', 'vmdetect'}</text:p>
          </table:table-cell>
          <table:table-cell office:value-type="string" calcext:value-type="string">
            <text:p>{'MD5_Constants', 'SHA256_Constants', 'RIPEMD160_Constants', 'o3e7', 'SHA1_Constants', 'vmdetect'}</text:p>
          </table:table-cell>
          <table:table-cell/>
        </table:table-row>
        <table:table-row table:style-name="ro1">
          <table:table-cell office:value-type="string" calcext:value-type="string">
            <text:p>Worm.FreeBSD.Blo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{'misc_shells'}</text:p>
          </table:table-cell>
          <table:table-cell/>
        </table:table-row>
        <table:table-row table:style-name="ro1">
          <table:table-cell office:value-type="string" calcext:value-type="string">
            <text:p>Virus.Unix.Adraste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Net-Worm.Linux.Slapp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Exploit.Linux.Nhttp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{'misc_shells'}</text:p>
          </table:table-cell>
          <table:table-cell/>
        </table:table-row>
        <table:table-row table:style-name="ro1">
          <table:table-cell office:value-type="string" calcext:value-type="string">
            <text:p>Exploit.Linux.Interb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pnsc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et()</text:p>
          </table:table-cell>
          <table:table-cell/>
        </table:table-row>
        <table:table-row table:style-name="ro1">
          <table:table-cell office:value-type="string" calcext:value-type="string">
            <text:p>lightaid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{'network_irc'}</text:p>
          </table:table-cell>
          <table:table-cell/>
        </table:table-row>
        <table:table-row table:style-name="ro1">
          <table:table-cell office:value-type="string" calcext:value-type="string">
            <text:p>ogw0rm.ex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maldoc_find_kernel32_base_method_1', 'persistence', 'anti_dbg', 'm3ed', 'win_registry', 'Embedded_PE', 'win_files_operation', 'win_mutex'}</text:p>
          </table:table-cell>
          <table:table-cell office:value-type="string" calcext:value-type="string">
            <text:p>{'maldoc_find_kernel32_base_method_1', 'create_process', 'persistence', 'anti_dbg', 'm3ed', 'win_registry', 'Embedded_PE', 'win_files_operation', 'win_mutex'}</text:p>
          </table:table-cell>
          <table:table-cell/>
        </table:table-row>
        <table:table-row table:style-name="ro1">
          <table:table-cell office:value-type="string" calcext:value-type="string">
            <text:p>mimilib.dl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maldoc_find_kernel32_base_method_1', 'create_process', 'anti_dbg', 'hacktool_windows_mimikatz_sekurlsa', 'm3ed', 'hacktool_windows_mimikatz_copywrite', 'hacktool_windows_mimikatz_files', 'Mimikatz_Strings', 'hacktool_windows_mimikatz_errors', 'hacktool_windows_mimikatz_modules', 'win_token', 'Embedded_PE', 'win_files_operation'}</text:p>
          </table:table-cell>
          <table:table-cell office:value-type="string" calcext:value-type="string">
            <text:p>{'maldoc_find_kernel32_base_method_1', 'create_process', 'n3ed', 'anti_dbg', 'hacktool_windows_mimikatz_sekurlsa', 'hacktool_windows_mimikatz_copywrite', 'hacktool_windows_mimikatz_files', 'Mimikatz_Strings', 'hacktool_windows_mimikatz_errors', 'hacktool_windows_mimikatz_modules', 'n3e9', 'win_token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mimispool.d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maldoc_find_kernel32_base_method_1', 'anti_dbg', 'm3ed', 'hacktool_windows_mimikatz_copywrite', 'Embedded_PE', 'win_files_operation'}</text:p>
          </table:table-cell>
          <table:table-cell office:value-type="string" calcext:value-type="string">
            <text:p>{'maldoc_find_kernel32_base_method_1', 'create_process', 'anti_dbg', 'm3ed', 'hacktool_windows_mimikatz_copywrite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mimilove.ex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maldoc_find_kernel32_base_method_1', 'anti_dbg', 'm3ed', 'hacktool_windows_mimikatz_copywrite', 'hacktool_windows_mimikatz_modules', 'Embedded_PE', 'win_files_operation'}</text:p>
          </table:table-cell>
          <table:table-cell office:value-type="string" calcext:value-type="string">
            <text:p>{'maldoc_find_kernel32_base_method_1', 'create_process', 'n3ed', 'anti_dbg', 'hacktool_windows_mimikatz_copywrite', 'hacktool_windows_mimikatz_modules', 'n3e9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mimikatz.exe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{'maldoc_find_kernel32_base_method_1', 'create_process', 'anti_dbg', 'dbgdetect_funcs', 'create_service', 'spreading_share', 'inject_thread', 'win_registry', 'win_token', 'Mimikatz_Strings', 'win_files_operation', 'cred_local', 'Embedded_PE', 'mimikatz', 'network_dns', 'win_mutex'}</text:p>
          </table:table-cell>
          <table:table-cell/>
        </table:table-row>
        <table:table-row table:style-name="ro1">
          <table:table-cell office:value-type="string" calcext:value-type="string">
            <text:p>Dexter.ex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create_process', 'persistence', 'k400', 'inject_thread', 'network_http', 'win_registry', 'escalate_priv', 'k3ec', 'win_token', 'Embedded_PE', 'k3e9', 'win_files_operation', 'win_mutex'}</text:p>
          </table:table-cell>
          <table:table-cell office:value-type="string" calcext:value-type="string">
            <text:p>{'create_process', 'persistence', 'n3ed', 'inject_thread', 'm3e9', 'network_http', 'win_registry', 'escalate_priv', 'win_token', 'Embedded_PE', 'win_files_operation', 'win_mutex'}</text:p>
          </table:table-cell>
          <table:table-cell/>
        </table:table-row>
        <table:table-row table:style-name="ro1">
          <table:table-cell office:value-type="string" calcext:value-type="string">
            <text:p>alina.ex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maldoc_find_kernel32_base_method_1', 'create_process', 'persistence', 'anti_dbg', 'dbgdetect_funcs', 'inject_thread', 'network_dropper', 'm3ed', 'ZLoader', 'network_http', 'win_registry', 'Embedded_PE', 'win_files_operation', 'win_mutex'}</text:p>
          </table:table-cell>
          <table:table-cell office:value-type="string" calcext:value-type="string">
            <text:p>{'maldoc_find_kernel32_base_method_1', 'create_process', 'persistence', 'n3ed', 'anti_dbg', 'dbgdetect_funcs', 'inject_thread', 'network_dropper', 'ZLoader', 'network_http', 'win_registry', 'n3e9', 'Embedded_PE', 'win_files_operation', 'win_mutex'}</text:p>
          </table:table-cell>
          <table:table-cell/>
        </table:table-row>
        <table:table-row table:style-name="ro1">
          <table:table-cell office:value-type="string" calcext:value-type="string">
            <text:p>encrypt.ex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{'maldoc_find_kernel32_base_method_1', 'create_process', 'anti_dbg', 'm3ed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BinToHex.ex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maldoc_find_kernel32_base_method_1', 'anti_dbg', 'android_meterpreter', 'm3ed', 'Embedded_PE', 'win_files_operation'}</text:p>
          </table:table-cell>
          <table:table-cell office:value-type="string" calcext:value-type="string">
            <text:p>{'maldoc_find_kernel32_base_method_1', 'create_process', 'anti_dbg', 'android_meterpreter', 'm3ed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ReflectiveLoader.d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maldoc_find_kernel32_base_method_1', 'anti_dbg', 'm3ed', 'ReflectiveLoader', 'Embedded_PE', 'win_files_operation'}</text:p>
          </table:table-cell>
          <table:table-cell office:value-type="string" calcext:value-type="string">
            <text:p>{'maldoc_find_kernel32_base_method_1', 'create_process', 'anti_dbg', 'm3ed', 'ReflectiveLoader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Inject.ex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maldoc_find_kernel32_base_method_1', 'anti_dbg', 'inject_thread', 'm3ed', 'ReflectiveLoader', 'escalate_priv', 'win_token', 'Embedded_PE', 'win_files_operation'}</text:p>
          </table:table-cell>
          <table:table-cell office:value-type="string" calcext:value-type="string">
            <text:p>{'maldoc_find_kernel32_base_method_1', 'create_process', 'anti_dbg', 'inject_thread', 'm3ed', 'ReflectiveLoader', 'escalate_priv', 'win_token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dokan_mount.ex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maldoc_find_kernel32_base_method_1', 'anti_dbg', 'dbgdetect_funcs', 'm3ed', 'Embedded_PE', 'win_files_operation'}</text:p>
          </table:table-cell>
          <table:table-cell office:value-type="string" calcext:value-type="string">
            <text:p>{'maldoc_find_kernel32_base_method_1', 'create_process', 'anti_dbg', 'dbgdetect_funcs', 'm3ed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dokan.dl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maldoc_find_kernel32_base_method_1', 'create_process', 'anti_dbg', 'dbgdetect_funcs', 'm3ed', 'Embedded_PE', 'create_service', 'win_files_operation'}</text:p>
          </table:table-cell>
          <table:table-cell office:value-type="string" calcext:value-type="string">
            <text:p>{'maldoc_find_kernel32_base_method_1', 'create_process', 'n3ed', 'anti_dbg', 'dbgdetect_funcs', 'n3e9', 'Embedded_PE', 'create_service', 'win_files_operation'}</text:p>
          </table:table-cell>
          <table:table-cell/>
        </table:table-row>
        <table:table-row table:style-name="ro1">
          <table:table-cell office:value-type="string" calcext:value-type="string">
            <text:p>client.ex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maldoc_find_kernel32_base_method_1', 'anti_dbg', 'm3ed', 'network_tcp_socket', 'Embedded_PE', 'win_files_operation'}</text:p>
          </table:table-cell>
          <table:table-cell office:value-type="string" calcext:value-type="string">
            <text:p>{'maldoc_find_kernel32_base_method_1', 'create_process', 'anti_dbg', 'm3ed', 'network_tcp_socket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crypt1.ex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maldoc_find_kernel32_base_method_1', 'anti_dbg', 'm3ed', 'Embedded_PE', 'win_files_operation'}</text:p>
          </table:table-cell>
          <table:table-cell office:value-type="string" calcext:value-type="string">
            <text:p>{'maldoc_find_kernel32_base_method_1', 'create_process', 'anti_dbg', 'm3ed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MyDoomA.ex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maldoc_find_kernel32_base_method_1', 'create_process', 'anti_dbg', 'm3ed', 'm3e9', 'win_registry', 'win_files_operation', 'Embedded_PE', 'network_dns', 'win_mutex'}</text:p>
          </table:table-cell>
          <table:table-cell office:value-type="string" calcext:value-type="string">
            <text:p>{'maldoc_find_kernel32_base_method_1', 'create_process', 'n3ed', 'anti_dbg', 'o3e7', 'win_registry', 'win_files_operation', 'n3e9', 'Embedded_PE', 'network_dns', 'win_mutex'}</text:p>
          </table:table-cell>
          <table:table-cell/>
        </table:table-row>
        <table:table-row table:style-name="ro1">
          <table:table-cell office:value-type="string" calcext:value-type="string">
            <text:p>cleanpe.ex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maldoc_find_kernel32_base_method_1', 'anti_dbg', 'm3ed', 'Embedded_PE', 'win_files_operation'}</text:p>
          </table:table-cell>
          <table:table-cell office:value-type="string" calcext:value-type="string">
            <text:p>{'maldoc_find_kernel32_base_method_1', 'create_process', 'anti_dbg', 'm3ed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bin2c.ex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maldoc_find_kernel32_base_method_1', 'anti_dbg', 'm3ed', 'Embedded_PE', 'win_files_operation'}</text:p>
          </table:table-cell>
          <table:table-cell office:value-type="string" calcext:value-type="string">
            <text:p>{'maldoc_find_kernel32_base_method_1', 'create_process', 'anti_dbg', 'm3ed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xproxy.dl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{'maldoc_find_kernel32_base_method_1', 'create_process', 'anti_dbg', 'm3ed', 'win_registry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rot13.ex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maldoc_find_kernel32_base_method_1', 'anti_dbg', 'm3ed', 'Embedded_PE', 'win_files_operation'}</text:p>
          </table:table-cell>
          <table:table-cell office:value-type="string" calcext:value-type="string">
            <text:p>{'maldoc_find_kernel32_base_method_1', 'create_process', 'anti_dbg', 'm3ed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xor-usb.ex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_token', 'Embedded_PE', 'escalate_priv', 'win_files_operation'}</text:p>
          </table:table-cell>
          <table:table-cell office:value-type="string" calcext:value-type="string">
            <text:p>{'create_process', 'escalate_priv', 'win_token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xor.ex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{'maldoc_find_kernel32_base_method_1', 'create_process', 'anti_dbg', 'm3ed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elevator.d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maldoc_find_kernel32_base_method_1', 'anti_dbg', 'm3ed', 'win_token', 'Embedded_PE', 'win_files_operation'}</text:p>
          </table:table-cell>
          <table:table-cell office:value-type="string" calcext:value-type="string">
            <text:p>{'maldoc_find_kernel32_base_method_1', 'create_process', 'n3ed', 'anti_dbg', 'm3ed', 'n3e9', 'win_token', 'Embedded_PE', 'win_files_operation'}</text:p>
          </table:table-cell>
          <table:table-cell/>
        </table:table-row>
        <table:table-row table:style-name="ro1">
          <table:table-cell office:value-type="string" calcext:value-type="string">
            <text:p>AryanRAT.d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maldoc_find_kernel32_base_method_1', 'create_process', 'win_hook', 'persistence', 'anti_dbg', 'keylogger', 'cred_ff', 'm3ed', 'rat_webcam', 'win_registry', 'screenshot', 'escalate_priv', 'win_token', 'Embedded_PE', 'spreading_file', 'win_files_operation'}</text:p>
          </table:table-cell>
          <table:table-cell office:value-type="string" calcext:value-type="string">
            <text:p>{'maldoc_find_kernel32_base_method_1', 'create_process', 'win_hook', 'persistence', 'n3ed', 'anti_dbg', 'keylogger', 'cred_ff', 'rat_webcam', 'win_registry', 'screenshot', 'escalate_priv', 'n3e9', 'win_token', 'Embedded_PE', 'spreading_file', 'win_files_operation'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5:44:07.826918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7:51:02.675486139</meta:creation-date>
    <dc:date>2021-07-26T16:17:40.330713251</dc:date>
    <meta:editing-duration>PT8M57S</meta:editing-duration>
    <meta:editing-cycles>4</meta:editing-cycles>
    <meta:generator>LibreOffice/6.0.7.3$Linux_X86_64 LibreOffice_project/00m0$Build-3</meta:generator>
    <meta:document-statistic meta:table-count="1" meta:cell-count="185" meta:object-count="0"/>
  </office:meta>
</office:document-meta>
</file>